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058f6b" officeooo:paragraph-rsid="01058f6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085ce0" officeooo:paragraph-rsid="01085ce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0bfb19" officeooo:paragraph-rsid="010bfb19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1102fd6" officeooo:paragraph-rsid="01102fd6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1114972" officeooo:paragraph-rsid="0111497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112df69" officeooo:paragraph-rsid="0112df69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1058f6b" officeooo:paragraph-rsid="01058f6b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10bfb19" officeooo:paragraph-rsid="010bfb19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1102fd6" officeooo:paragraph-rsid="01102fd6" style:font-weight-asian="normal" style:font-weight-complex="normal"/>
    </style:style>
    <style:style style:name="P27" style:family="paragraph" style:parent-style-name="Standard">
      <style:text-properties fo:font-style="normal" style:text-underline-style="solid" style:text-underline-width="auto" style:text-underline-color="font-color" fo:font-weight="normal" officeooo:rsid="01149a19" officeooo:paragraph-rsid="01149a19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11574d6" officeooo:paragraph-rsid="011574d6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1181ea9" officeooo:paragraph-rsid="01181ea9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text-underline-style="none" fo:font-weight="normal" officeooo:rsid="0112df69" officeooo:paragraph-rsid="0112df69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118f503" officeooo:paragraph-rsid="0118f503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1195ec3" officeooo:paragraph-rsid="01195ec3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1085ce0" officeooo:paragraph-rsid="01085ce0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11af918" officeooo:paragraph-rsid="011af918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10bfb19" officeooo:paragraph-rsid="010bfb19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11c1c11" officeooo:paragraph-rsid="011c1c11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  <style:style style:name="T19" style:family="text">
      <style:text-properties officeooo:rsid="00ff6d56"/>
    </style:style>
    <style:style style:name="T20" style:family="text">
      <style:text-properties officeooo:rsid="01025295"/>
    </style:style>
    <style:style style:name="T21" style:family="text">
      <style:text-properties officeooo:rsid="01029891"/>
    </style:style>
    <style:style style:name="T22" style:family="text">
      <style:text-properties officeooo:rsid="0106a0e7"/>
    </style:style>
    <style:style style:name="T23" style:family="text">
      <style:text-properties officeooo:rsid="0107eb73"/>
    </style:style>
    <style:style style:name="T24" style:family="text">
      <style:text-properties officeooo:rsid="010a2875"/>
    </style:style>
    <style:style style:name="T25" style:family="text">
      <style:text-properties officeooo:rsid="010cfd0a"/>
    </style:style>
    <style:style style:name="T26" style:family="text">
      <style:text-properties officeooo:rsid="010e7fc3"/>
    </style:style>
    <style:style style:name="T27" style:family="text">
      <style:text-properties officeooo:rsid="0116fba1"/>
    </style:style>
    <style:style style:name="T28" style:family="text">
      <style:text-properties officeooo:rsid="0118f503"/>
    </style:style>
    <style:style style:name="T29" style:family="text">
      <style:text-properties officeooo:rsid="011c28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21">Vendredi 02 juin</text:p>
      <text:p text:style-name="P21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22">Lundi 05 juin</text:p>
      <text:p text:style-name="P22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2"><text:span text:style-name="T18">TOTAL : </text:span>6h48</text:p>
      <text:p text:style-name="P12"/>
      <text:p text:style-name="P23">Mardi 06 juin</text:p>
      <text:p text:style-name="P23"/>
      <text:p text:style-name="P13">9h01-<text:span text:style-name="T19">12h54 : </text:span><text:span text:style-name="T20">Correction de </text:span><text:span text:style-name="T21">la création et de </text:span><text:span text:style-name="T20">l’édition des annonces avec prise en charge des caractères spéciaux</text:span></text:p>
      <text:p text:style-name="P13"/>
      <text:p text:style-name="P14">13h54- <text:span text:style-name="T22">17h : Légère correction sur le style des annonces longues et préparation des studios pour visite</text:span></text:p>
      <text:p text:style-name="P14"/>
      <text:p text:style-name="P33">TOTAL : 7h</text:p>
      <text:p text:style-name="P14"/>
      <text:p text:style-name="P24">Mercredi 7 juin</text:p>
      <text:p text:style-name="P24"/>
      <text:p text:style-name="P15">9h14 – <text:span text:style-name="T23">12h14 : Correction envoie de messages avec caractères spéciaux presque terminée, création des annonces pour les appartements disponibles sur le site et légère amélioration du style actuel pour la liste des appartements</text:span></text:p>
      <text:p text:style-name="P15"/>
      <text:p text:style-name="P16">13h31-<text:span text:style-name="T24">17h31 : Ajout effet de chargement quand la requête au serveur est faite + Visites, contact avec les potentiels locataires, réfléxion sur style du site</text:span></text:p>
      <text:p text:style-name="P16"/>
      <text:p text:style-name="P35">TOTAL : 7h</text:p>
      <text:p text:style-name="P16"/>
      <text:p text:style-name="P25"><text:soft-page-break/>Jeudi 08 juin</text:p>
      <text:p text:style-name="P17"/>
      <text:p text:style-name="P17">9h00-12h00 : Modification affichage des photos → non satisfaisant, correction contenu texte page d’accueil.</text:p>
      <text:p text:style-name="P17">13h30 – <text:span text:style-name="T25">17h30 : Changement page d’accueil, menu de navigation restreint, correction du format d’image </text:span><text:span text:style-name="T26">des annonces et commencement d’un formulaire de contact type logement-etudiant.</text:span></text:p>
      <text:p text:style-name="P17"/>
      <text:p text:style-name="P37">TOTAL : 7h</text:p>
      <text:p text:style-name="P17"/>
      <text:p text:style-name="P26">Vendredi 9 juin</text:p>
      <text:p text:style-name="P26"/>
      <text:p text:style-name="P18">9h-10h30 : Intégration complète du formulaire sur la page d’un appartement</text:p>
      <text:p text:style-name="P19">11h-12h : prise photos et vérification des studios</text:p>
      <text:p text:style-name="P19"/>
      <text:p text:style-name="P20">13h-17h : Montage des chaises et accrochage des rideaux. Menu administration protégé avec mot de passe. </text:p>
      <text:p text:style-name="P20"/>
      <text:p text:style-name="P31">TOTAL : 6h30</text:p>
      <text:p text:style-name="P20"/>
      <text:p text:style-name="P27">Lundi 12 juin</text:p>
      <text:p text:style-name="P27"/>
      <text:p text:style-name="P28">9h-<text:span text:style-name="T27">11h : Panel de gestion administration accessible sans compte avec mot de passe.</text:span></text:p>
      <text:p text:style-name="P28"/>
      <text:p text:style-name="P29">13h-<text:span text:style-name="T28">15h30 : </text:span><text:span text:style-name="T29">Correction défilement slide, et bouton utilisateur, essai de correction rotation image iphone en vai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12T15:28:05.699154986</dc:date>
    <meta:editing-duration>P1DT8H32M28S</meta:editing-duration>
    <meta:editing-cycles>202</meta:editing-cycles>
    <meta:generator>LibreOffice/7.3.7.2$Linux_X86_64 LibreOffice_project/30$Build-2</meta:generator>
    <meta:document-statistic meta:table-count="0" meta:image-count="0" meta:object-count="0" meta:page-count="2" meta:paragraph-count="33" meta:word-count="361" meta:character-count="2282" meta:non-whitespace-character-count="1950"/>
  </office:meta>
</office:document-meta>
</file>